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mbria-Bold" svg:font-family="Cambria-Bold"/>
    <style:font-face style:name="Lohit Hindi1" svg:font-family="'Lohit Hindi'"/>
    <style:font-face style:name="Cambria" svg:font-family="Cambria" style:font-family-generic="roman"/>
    <style:font-face style:name="Cambria-Italic" svg:font-family="Cambria-Italic" style:font-family-generic="script"/>
    <style:font-face style:name="Century Schoolbook L" svg:font-family="'Century Schoolbook L'"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itle">
      <style:text-properties style:font-name="Century Schoolbook L" fo:font-size="24pt" style:text-underline-style="solid" style:text-underline-width="auto" style:text-underline-color="font-color" fo:font-weight="normal" style:font-size-asian="24pt" style:font-weight-asian="normal" style:font-size-complex="24pt" style:font-weight-complex="normal"/>
    </style:style>
    <style:style style:name="P3" style:family="paragraph" style:parent-style-name="Subtitle">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 style:family="text">
      <style:text-properties style:font-name="Cambria-Bold" style:font-name-asian="Cambria-Bold" style:font-name-complex="Cambria-Bold"/>
    </style:style>
    <style:style style:name="T2" style:family="text">
      <style:text-properties style:font-name-asian="Cambria-Bold" style:font-name-complex="Cambria-Bold"/>
    </style:style>
    <style:style style:name="T3" style:family="text">
      <style:text-properties style:font-name="Cambria-Italic" fo:font-size="12pt" fo:font-style="italic" style:font-name-asian="Cambria-Italic" style:font-size-asian="12pt" style:font-style-asian="italic" style:font-name-complex="Cambria-Italic" style:font-size-complex="12pt" style:font-style-complex="italic"/>
    </style:style>
    <style:style style:name="T4" style:family="text">
      <style:text-properties style:font-name="Cambria" fo:font-size="12pt" style:font-name-asian="Cambria" style:font-size-asian="12pt" style:font-name-complex="Cambria"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álisis, Estimación y <text:span text:style-name="T2">Planificación Ágil</text:span></text:p>
      <text:p text:style-name="P3"><text:span text:style-name="T1"/></text:p>
      <text:h text:style-name="Heading_20_1" text:outline-level="1"><text:span text:style-name="T1">MMF</text:span></text:h>
      <text:p text:style-name="P1"><text:span text:style-name="T4">Todas las metodologias agiles coinciden en que un producto debe construirse de forma evolutiva en pequenas entregas. Debemos dividir el producto en entregas de forma criteriosa para que cada entrega pueda aportar valor suficiente a los usuarios finales. Esos grupos de caracteristicas se denominan MMF: Minimum Marketable Features, y pueden definirse como “</text:span><text:span text:style-name="T3">el conjunto más pequeño posible de funcionalidad que, por si misma, tiene valor en el mercado</text:span><text:span text:style-name="T4">”.</text:span></text:p>
      <text:p text:style-name="P1"><text:span text:style-name="T4">Para identificar las mmf, hay que proprizar sus valores, ya sea a traves de una tecnica formal o clasificandolas unas frente a las otras. Una vez hecho esto, hay que planear las entregas en base a estas mmf. Las entregas deben ser lanzadas primero con las mmf de mayor clasificacion.</text:span></text:p>
      <text:p text:style-name="P1"><text:span text:style-name="T4"/></text:p>
      <text:p text:style-name="P1"><text:span text:style-name="T4">Las mmf son diferentes a las User Stories. Las mmf son mas largas y de hecho, varias User Stories pueden componer un MMF.</text:span></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mbria-Bold" svg:font-family="Cambria-Bold"/>
    <style:font-face style:name="Lohit Hindi1" svg:font-family="'Lohit Hindi'"/>
    <style:font-face style:name="Cambria" svg:font-family="Cambria" style:font-family-generic="roman"/>
    <style:font-face style:name="Cambria-Italic" svg:font-family="Cambria-Italic" style:font-family-generic="script"/>
    <style:font-face style:name="Century Schoolbook L" svg:font-family="'Century Schoolbook L'"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6T19:54:09</meta:creation-date>
    <meta:generator>LibreOffice/3.5$Linux_X86_64 LibreOffice_project/350m1$Build-2</meta:generator>
    <dc:date>2012-09-16T20:26:35</dc:date>
    <meta:editing-duration>P0D</meta:editing-duration>
    <meta:editing-cycles>1</meta:editing-cycles>
    <meta:document-statistic meta:table-count="0" meta:image-count="0" meta:object-count="0" meta:page-count="1" meta:paragraph-count="5" meta:word-count="147" meta:character-count="900" meta:non-whitespace-character-count="758"/>
  </office:meta>
</office:document-meta>
</file>